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6f7" officeooo:paragraph-rsid="000046f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46f7" officeooo:paragraph-rsid="000046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132a5" officeooo:paragraph-rsid="000132a5"/>
    </style:style>
    <style:style style:name="P4" style:family="paragraph" style:parent-style-name="Standard">
      <style:paragraph-properties fo:text-align="start" style:justify-single-word="false"/>
      <style:text-properties officeooo:rsid="0003005b" officeooo:paragraph-rsid="0003005b"/>
    </style:style>
    <style:style style:name="P5" style:family="paragraph" style:parent-style-name="Standard">
      <style:paragraph-properties fo:text-align="start" style:justify-single-word="false"/>
      <style:text-properties officeooo:rsid="0004783d" officeooo:paragraph-rsid="0004783d"/>
    </style:style>
    <style:style style:name="P6" style:family="paragraph" style:parent-style-name="Standard">
      <style:paragraph-properties fo:text-align="start" style:justify-single-word="false"/>
      <style:text-properties officeooo:rsid="000132a5" officeooo:paragraph-rsid="000132a5"/>
    </style:style>
    <style:style style:name="T1" style:family="text">
      <style:text-properties officeooo:rsid="0003005b"/>
    </style:style>
    <style:style style:name="T2" style:family="text">
      <style:text-properties officeooo:rsid="00061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onando projeto com Intellij</text:p>
      <text:p text:style-name="P1"/>
      <text:p text:style-name="P3">1) Instalar o intellij (versão ultimate)</text:p>
      <text:p text:style-name="P3"/>
      <text:p text:style-name="P3">2) Fazer download do Grails (versão 3.2.2) e colocar em um diretório fora do repositório*</text:p>
      <text:p text:style-name="P3"/>
      <text:p text:style-name="P3">3) Criando o projeto</text:p>
      <text:p text:style-name="P3">3.1) File → Project from Existing Soucers</text:p>
      <text:p text:style-name="P3">3.2) Selecionar o diretório do projeto (diretório Prototipo-grails do repositório)</text:p>
      <text:p text:style-name="P3">3.3) <text:span text:style-name="T1">Import project from external model (selecionar “Gradle”)</text:span></text:p>
      <text:p text:style-name="P4">3.4) Marcar “auto-import”</text:p>
      <text:p text:style-name="P4">3.5) Na janela “Gradle Project Data to Import” <text:span text:style-name="T2">deixar marcada todas as opções</text:span></text:p>
      <text:p text:style-name="P5">3.6) Aperte o Run (Se tudo deu certo o projeto irá rodar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7:07:08.896317957</meta:creation-date>
    <dc:date>2016-11-14T17:45:09.505094036</dc:date>
    <meta:editing-duration>PT8M4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82" meta:character-count="521" meta:non-whitespace-character-count="449"/>
  </office:meta>
</office:document-meta>
</file>